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d1362"/>
    </style:style>
    <style:style style:name="P5" style:family="paragraph" style:parent-style-name="Text_20_body">
      <style:text-properties officeooo:rsid="0039f69c" officeooo:paragraph-rsid="0048d39a"/>
    </style:style>
    <style:style style:name="P6" style:family="paragraph" style:parent-style-name="Text_20_body">
      <style:text-properties officeooo:rsid="0039f69c" officeooo:paragraph-rsid="004a8e44"/>
    </style:style>
    <style:style style:name="P7" style:family="paragraph" style:parent-style-name="Text_20_body">
      <style:text-properties officeooo:rsid="0039f69c" officeooo:paragraph-rsid="004b07f7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officeooo:rsid="0039d6b0" officeooo:paragraph-rsid="003b357e"/>
    </style:style>
    <style:style style:name="P10" style:family="paragraph" style:parent-style-name="Heading_20_1">
      <style:paragraph-properties fo:break-before="page"/>
      <style:text-properties officeooo:rsid="004a8e44" officeooo:paragraph-rsid="004a8e44"/>
    </style:style>
    <style:style style:name="P11" style:family="paragraph" style:parent-style-name="Heading_20_1">
      <style:paragraph-properties fo:break-before="page"/>
      <style:text-properties officeooo:rsid="004b07f7" officeooo:paragraph-rsid="004b07f7"/>
    </style:style>
    <style:style style:name="P12" style:family="paragraph" style:parent-style-name="Text_20_body" style:list-style-name="L1">
      <style:text-properties officeooo:rsid="0039f69c" officeooo:paragraph-rsid="003d1362"/>
    </style:style>
    <style:style style:name="P13" style:family="paragraph" style:parent-style-name="Text_20_body" style:list-style-name="L1">
      <style:text-properties officeooo:rsid="0039f69c" officeooo:paragraph-rsid="0048d39a"/>
    </style:style>
    <style:style style:name="P14" style:family="paragraph" style:parent-style-name="Text_20_body" style:list-style-name="L1">
      <style:text-properties officeooo:rsid="0039f69c" officeooo:paragraph-rsid="004a8e44"/>
    </style:style>
    <style:style style:name="P15" style:family="paragraph" style:parent-style-name="Text_20_body" style:list-style-name="L1">
      <style:text-properties officeooo:rsid="0039f69c" officeooo:paragraph-rsid="004b07f7"/>
    </style:style>
    <style:style style:name="P16" style:family="paragraph" style:parent-style-name="Text_20_body" style:list-style-name="L2">
      <style:text-properties officeooo:rsid="0039f69c" officeooo:paragraph-rsid="003d1362"/>
    </style:style>
    <style:style style:name="P17" style:family="paragraph" style:parent-style-name="Text_20_body" style:list-style-name="L4">
      <style:text-properties officeooo:rsid="0039f69c" officeooo:paragraph-rsid="003b357e"/>
    </style:style>
    <style:style style:name="P18" style:family="paragraph" style:parent-style-name="Text_20_body" style:list-style-name="L10">
      <style:text-properties officeooo:rsid="0039f69c" officeooo:paragraph-rsid="0048d39a"/>
    </style:style>
    <style:style style:name="P19" style:family="paragraph" style:parent-style-name="Text_20_body" style:list-style-name="L13">
      <style:text-properties officeooo:rsid="0039f69c" officeooo:paragraph-rsid="004a8e44"/>
    </style:style>
    <style:style style:name="P20" style:family="paragraph" style:parent-style-name="Text_20_body" style:list-style-name="L14">
      <style:text-properties officeooo:rsid="0039f69c" officeooo:paragraph-rsid="004a8e44"/>
    </style:style>
    <style:style style:name="P21" style:family="paragraph" style:parent-style-name="Text_20_body" style:list-style-name="L16">
      <style:text-properties officeooo:rsid="0039f69c" officeooo:paragraph-rsid="004b07f7"/>
    </style:style>
    <style:style style:name="P22" style:family="paragraph" style:parent-style-name="Text_20_body" style:list-style-name="L17">
      <style:text-properties officeooo:rsid="0039f69c" officeooo:paragraph-rsid="004b07f7"/>
    </style:style>
    <style:style style:name="P23" style:family="paragraph" style:parent-style-name="Text_20_body">
      <style:text-properties officeooo:rsid="0039f69c" officeooo:paragraph-rsid="0048d39a"/>
    </style:style>
    <style:style style:name="P24" style:family="paragraph" style:parent-style-name="Text_20_body">
      <style:text-properties officeooo:rsid="0039f69c" officeooo:paragraph-rsid="00547f3e"/>
    </style:style>
    <style:style style:name="P25" style:family="paragraph" style:parent-style-name="Text_20_body" style:list-style-name="L12">
      <style:text-properties officeooo:paragraph-rsid="0052f9de"/>
    </style:style>
    <style:style style:name="P26" style:family="paragraph" style:parent-style-name="Text_20_body" style:list-style-name="L12">
      <style:text-properties officeooo:rsid="0048d39a" officeooo:paragraph-rsid="0048d39a"/>
    </style:style>
    <style:style style:name="P27" style:family="paragraph" style:parent-style-name="Text_20_body" style:list-style-name="L12">
      <style:text-properties officeooo:rsid="0048d39a" officeooo:paragraph-rsid="004f0dbf"/>
    </style:style>
    <style:style style:name="P28" style:family="paragraph" style:parent-style-name="Text_20_body" style:list-style-name="L15">
      <style:text-properties officeooo:rsid="0048d39a" officeooo:paragraph-rsid="004a8e44"/>
    </style:style>
    <style:style style:name="P29" style:family="paragraph" style:parent-style-name="Text_20_body" style:list-style-name="L12">
      <style:text-properties officeooo:rsid="004a8e44" officeooo:paragraph-rsid="004f0dbf"/>
    </style:style>
    <style:style style:name="P30" style:family="paragraph" style:parent-style-name="Text_20_body" style:list-style-name="L15">
      <style:text-properties officeooo:rsid="004a8e44" officeooo:paragraph-rsid="004a8e44"/>
    </style:style>
    <style:style style:name="P31" style:family="paragraph" style:parent-style-name="Text_20_body" style:list-style-name="L18">
      <style:text-properties officeooo:rsid="004b07f7" officeooo:paragraph-rsid="004b07f7"/>
    </style:style>
    <style:style style:name="P32" style:family="paragraph" style:parent-style-name="Text_20_body">
      <style:text-properties officeooo:rsid="004d321c" officeooo:paragraph-rsid="004d321c"/>
    </style:style>
    <style:style style:name="P33" style:family="paragraph" style:parent-style-name="Text_20_body">
      <style:text-properties officeooo:rsid="004d321c" officeooo:paragraph-rsid="00547f3e"/>
    </style:style>
    <style:style style:name="P34" style:family="paragraph" style:parent-style-name="Text_20_body" style:list-style-name="L12">
      <style:text-properties officeooo:rsid="0052f9de" officeooo:paragraph-rsid="0052f9de"/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4a8e44"/>
    </style:style>
    <style:style style:name="T6" style:family="text">
      <style:text-properties officeooo:rsid="004f0dbf"/>
    </style:style>
    <style:style style:name="T7" style:family="text">
      <style:text-properties officeooo:rsid="0051724e"/>
    </style:style>
    <style:style style:name="T8" style:family="text">
      <style:text-properties officeooo:rsid="0052f9de"/>
    </style:style>
    <style:style style:name="T9" style:family="text">
      <style:text-properties officeooo:rsid="00547f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95_487437957" text:style-name="Index_20_Link" text:visited-style-name="Index_20_Link">1. Layout fluido<text:tab/>2</text:a></text:p>
          <text:p text:style-name="P8"><text:a xlink:type="simple" xlink:href="#__RefHeading___Toc97_487437957" text:style-name="Index_20_Link" text:visited-style-name="Index_20_Link">2. Imágenes fluidas<text:tab/>3</text:a></text:p>
          <text:p text:style-name="P8"><text:a xlink:type="simple" xlink:href="#__RefHeading___Toc150_292683334" text:style-name="Index_20_Link" text:visited-style-name="Index_20_Link">3. Background<text:tab/>5</text:a></text:p>
          <text:p text:style-name="P8"><text:a xlink:type="simple" xlink:href="#__RefHeading___Toc229_592946800" text:style-name="Index_20_Link" text:visited-style-name="Index_20_Link">4. Desktop first<text:tab/>6</text:a></text:p>
          <text:p text:style-name="P8"><text:a xlink:type="simple" xlink:href="#__RefHeading___Toc231_592946800" text:style-name="Index_20_Link" text:visited-style-name="Index_20_Link">5. Mobile first<text:tab/>8</text:a></text:p>
          <text:p text:style-name="P8"><text:a xlink:type="simple" xlink:href="#__RefHeading___Toc284_1736898754" text:style-name="Index_20_Link" text:visited-style-name="Index_20_Link">6. Grid CSS<text:tab/>10</text:a></text:p>
        </text:index-body>
      </text:table-of-content>
      <text:p text:style-name="P3"/>
      <text:h text:style-name="P9" text:outline-level="1"><text:bookmark-start text:name="__RefHeading___Toc95_487437957"/>Layout <text:span text:style-name="T4">fluido</text:span><text:bookmark-end text:name="__RefHeading___Toc95_487437957"/></text:h>
      <text:p text:style-name="P4">Modificar el fichero CSS:</text:p>
      <text:list xml:id="list2212758506" text:style-name="L1">
        <text:list-item>
          <text:p text:style-name="P12">‘01-layout-fluido/ejercicio/01-layout-fluido.css’</text:p>
        </text:list-item>
      </text:list>
      <text:p text:style-name="P4">para que la página HTML:</text:p>
      <text:list xml:id="list3487328602" text:style-name="L2">
        <text:list-item>
          <text:p text:style-name="P16">‘01-layout-fluido/ejercicio/01-layout-fluido.html’</text:p>
        </text:list-item>
      </text:list>
      <text:p text:style-name="P4">se visione de la <text:span text:style-name="T3">siguiente </text:span>forma:</text:p>
      <text:list xml:id="list1867628825" text:style-name="L4">
        <text:list-item>
          <text:p text:style-name="P17">La capa azul siempre está a la izquierda de la capa roja.</text:p>
        </text:list-item>
        <text:list-item>
          <text:p text:style-name="P17">La capa azul tiene que ocupar el 70% mientras que la capa roja el 30%</text:p>
        </text:list-item>
        <text:list-item>
          <text:p text:style-name="P17">El texto de la capa azul es el doble <text:span text:style-name="T3">de grande </text:span>que el de la capa roja.</text:p>
        </text:list-item>
        <text:list-item>
          <text:p text:style-name="P17">Que la suma de las dos capas (la azul y la roja) no supera nunca los 1024 píxeles.</text:p>
        </text:list-item>
      </text:list>
      <text:p text:style-name="P32">En la carpeta del ejercicio <text:span text:style-name="T6">dispones de 3 imágenes de ejemplo de cómo se debe visualizar la pagina para 3 resoluciones de pantalla distintas (los valores son meramente orientativos)</text:span></text:p>
      <text:h text:style-name="P10" text:outline-level="1"><text:bookmark-start text:name="__RefHeading___Toc229_592946800"/>Desktop first<text:bookmark-end text:name="__RefHeading___Toc229_592946800"/></text:h>
      <text:p text:style-name="P5">Modificar el fichero CSS:</text:p>
      <text:list xml:id="list144020191167945" text:continue-list="list2212758506" text:style-name="L1">
        <text:list-item>
          <text:p text:style-name="P13">‘04-desktop-first/ejercicio/04-desktop-first.css’</text:p>
        </text:list-item>
      </text:list>
      <text:p text:style-name="P5">para que la página HTML:</text:p>
      <text:list xml:id="list1132194091" text:style-name="L10">
        <text:list-item>
          <text:p text:style-name="P18">‘04-desktop-first/ejercicio/04-desktop-first.html’</text:p>
        </text:list-item>
      </text:list>
      <text:p text:style-name="P5">se visione de la <text:span text:style-name="T3">siguiente </text:span>forma:</text:p>
      <text:list xml:id="list1068590050" text:style-name="L12">
        <text:list-item>
          <text:p text:style-name="P27">La imagen de fondo de la capa azul va cambiando dependiendo del tamaño del dispositivo. La primera imagen que se carga es la más grande, <text:span text:style-name="T7">para </text:span><text:span text:style-name="T8">los </text:span><text:span text:style-name="T7">dispositivos </text:span><text:span text:style-name="T8">más </text:span><text:span text:style-name="T7">grandes.</text:span></text:p>
        </text:list-item>
        <text:list-item>
          <text:p text:style-name="P29">En dispositivos pequeños el ‘sidebar’ se posiciona debajo ocupando el 100% y en dispositivos medianos y grandes se posiciona a la derecha ocupando el 30%.</text:p>
        </text:list-item>
        <text:list-item>
          <text:p text:style-name="P34">Breakpoints:</text:p>
          <text:list>
            <text:list-item>
              <text:p text:style-name="P34">Dispositivos medianos: 880px</text:p>
            </text:list-item>
            <text:list-item>
              <text:p text:style-name="P25"><text:span text:style-name="T8">Dispositivos pequeños: 580px</text:span></text:p>
            </text:list-item>
          </text:list>
        </text:list-item>
      </text:list>
      <text:p text:style-name="P33">En la carpeta del ejercicio <text:span text:style-name="T6">dispones de 3 imágenes de ejemplo de cómo se debe visualizar la pagina </text:span><text:span text:style-name="T9">para dispositivos grandes, medianos y pequeños.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2</text:page-number><text:s/>de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8T23:25:14.728156725</meta:creation-date>
    <dc:date>2022-03-03T14:40:19.306000000</dc:date>
    <meta:editing-duration>PT3H11M30S</meta:editing-duration>
    <meta:editing-cycles>28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33" meta:word-count="272" meta:character-count="1631" meta:non-whitespace-character-count="1403"/>
  </office:meta>
</office:document-meta>
</file>